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P9" style:family="paragraph">
      <style:paragraph-properties fo:margin-left="6cm" fo:margin-right="0cm" text:enable-numbering="false" fo:text-indent="-0.6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00"/>
    </style:style>
    <style:style style:name="T3" style:family="text">
      <style:text-properties fo:color="#ffff00" fo:font-weight="bold" style:font-weight-asian="bold" style:font-weight-complex="bold"/>
    </style:style>
    <style:style style:name="T4" style:family="text">
      <style:text-properties fo:color="#ffff00" fo:font-family="OpenSymbol" style:font-pitch="variable" style:font-charset="x-symbol" fo:font-weight="bold" style:font-family-asian="OpenSymbol" style:font-pitch-asian="variable" style:font-charset-asian="x-symbol" style:font-weight-asian="bold" style:font-family-complex="OpenSymbol" style:font-pitch-complex="variable" style:font-charset-complex="x-symbol" style:font-weight-complex="bold"/>
    </style:style>
    <style:style style:name="T5" style:family="text">
      <style:text-properties fo:color="#23ff23"/>
    </style:style>
    <style:style style:name="T6" style:family="text">
      <style:text-properties fo:color="#ccccff"/>
    </style:style>
    <style:style style:name="T7" style:family="text">
      <style:text-properties fo:color="#ffffff"/>
    </style:style>
    <style:style style:name="T8" style:family="text">
      <style:text-properties fo:color="#ffff00" fo:font-weight="normal"/>
    </style:style>
    <style:style style:name="T9" style:family="text">
      <style:text-properties fo:color="#23ff23" fo:font-weight="bold"/>
    </style:style>
    <style:style style:name="T10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2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3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4" style:family="text">
      <style:text-properties fo:color="#ffff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exceptions</presentation:footer-decl>
      <presentation:footer-decl presentation:name="ftr2">CMPTxxxx</presentation:footer-decl>
      <presentation:date-time-decl presentation:name="dtd1" presentation:source="fixed">5 Nov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Py §14.5, M2 §10.8-10.13:<text:line-break/><text:tab/>Exception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5 Nov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Quiz06: ch8-9 <text:span text:style-name="T1">(10 mins, 20 pts)</text:span>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Define: <text:span text:style-name="T2">bit</text:span>, <text:span text:style-name="T2">byte</text:span>, <text:span text:style-name="T2">nibble</text:span>, <text:span text:style-name="T2">word</text:span>.</text:p>
              </text:list-item>
            </text:list>
            <text:list text:style-name="L3">
              <text:list-item>
                <text:p text:style-name="P3">Describe: <text:span text:style-name="T2">cylinder</text:span>, <text:span text:style-name="T2">head</text:span>, <text:span text:style-name="T2">sector</text:span>.</text:p>
              </text:list-item>
            </text:list>
            <text:list text:style-name="L3">
              <text:list-item>
                <text:p text:style-name="P3">Name and describe the four <text:span text:style-name="T2">set theory</text:span> operators we learned.</text:p>
              </text:list-item>
            </text:list>
            <text:list text:style-name="L3">
              <text:list-item>
                <text:p text:style-name="P3">A = <text:span text:style-name="T2">{1, 3, 5}</text:span>, B =<text:span text:style-name="T2"> {2, 3, 4}</text:span>. <text:s/>(set theory, not Python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 </text:span><text:span text:style-name="T4">∩</text:span><text:span text:style-name="T3"> B</text:span> = 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 </text:span><text:span text:style-name="T4"></text:span><text:span text:style-name="T3"> B</text:span> = ?</text:p>
                  </text:list-item>
                </text:list>
              </text:list-item>
            </text:list>
            <text:list text:style-name="L3">
              <text:list-item>
                <text:p text:style-name="P3">Let three file permission flags be: <text:span text:style-name="T2">r = 4</text:span>, <text:span text:style-name="T2">w = 2</text:span>, <text:s/><text:span text:style-name="T2">x = 1</text:span>.</text:p>
              </text:list-item>
            </text:list>
            <text:list text:style-name="L3">
              <text:list-item>
                <text:list>
                  <text:list-item>
                    <text:p text:style-name="P4">What is the <text:span text:style-name="T2">bitset</text:span> value corresponding to a file with both <text:span text:style-name="T2">read (r)</text:span> and <text:span text:style-name="T2">execute (x)</text:span> permission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Quiz06: ch8-9 <text:span text:style-name="T1">answers #1</text:span>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Define: <text:span text:style-name="T2">bit</text:span>, <text:span text:style-name="T2">byte</text:span>, <text:span text:style-name="T2">nibble</text:span>, <text:span text:style-name="T2">word</text:span>.</text:p>
              </text:list-item>
            </text:list>
            <text:list text:style-name="L3">
              <text:list-item>
                <text:list>
                  <text:list-item>
                    <text:p text:style-name="P4">Bit: smallest unit of information, only two possible values: 0/1, true/false, high/low, charge/unchar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yte: 8 bits. <text:s/>Can represent one ASCII character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ibble: 4 bits. <text:s/>One hexadecimal digi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ord: Unit of data processed by CPU. <text:s/>Most CPUs have 32-bit or 64-bit words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Quiz06: ch8-9 <text:span text:style-name="T1">answers #2</text:span>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Describe: <text:span text:style-name="T2">cylinder</text:span>, <text:span text:style-name="T2">head</text:span>, <text:span text:style-name="T2">sector</text:span>.</text:p>
              </text:list-item>
            </text:list>
            <text:list text:style-name="L3">
              <text:list-item>
                <text:list>
                  <text:list-item>
                    <text:p text:style-name="P4">Cylinder: concentric tracks across all heads in a hard dis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ead: read/write head on a hard disk. <text:s/>Number of heads is number of useable surfaces, usually twice the number of plat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ctor: portion of surface under the head for a fixed rotational angle of the platt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Quiz06: ch8-9 <text:span text:style-name="T1">answers #3-4</text:span>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Name and describe the four <text:span text:style-name="T2">set theory</text:span> operators we learned.</text:p>
              </text:list-item>
            </text:list>
            <text:list text:style-name="L3">
              <text:list-item>
                <text:list>
                  <text:list-item>
                    <text:p text:style-name="P4">Union: everything in either A or 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tersection: everything in both A and 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t difference: everything in A but not in 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ymmetric set difference: in exactly one of A or B, not both</text:p>
                  </text:list-item>
                </text:list>
              </text:list-item>
            </text:list>
            <text:list text:style-name="L3">
              <text:list-item>
                <text:p text:style-name="P3">A = <text:span text:style-name="T2">{1, 3, 5}</text:span>, B =<text:span text:style-name="T2"> {2, 3, 4}</text:span>. <text:s/>(set theory, not Python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 </text:span><text:span text:style-name="T4">∩</text:span><text:span text:style-name="T3"> B</text:span> = {3}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 </text:span><text:span text:style-name="T4"></text:span><text:span text:style-name="T3"> B</text:span> = {1, 2, 3, 4, 5}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Quiz06: ch8-9 <text:span text:style-name="T1">answers #5</text:span>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Let three file permission flags be: <text:span text:style-name="T2">r = 4</text:span>, <text:span text:style-name="T2">w = 2</text:span>, <text:s/><text:span text:style-name="T2">x = 1</text:span>.</text:p>
              </text:list-item>
            </text:list>
            <text:list text:style-name="L3">
              <text:list-item>
                <text:list>
                  <text:list-item>
                    <text:p text:style-name="P4">What is the <text:span text:style-name="T2">bitset</text:span> value corresponding to a file with both <text:span text:style-name="T2">read (r)</text:span> and <text:span text:style-name="T2">execute (x)</text:span> permission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4 + 1 = 5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Review last time (Py ch10)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Dictionari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eys</text:span> and <text:span text:style-name="T2">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asic dictionary <text:span text:style-name="T2">method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.keys(), .values(), .items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terating</text:span> through dictiona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ther dictionary <text:span text:style-name="T2">method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len(), del, in, .get(), .copy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pplication: <text:span text:style-name="T2">hin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Options for error handling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Use a combination of these:</text:p>
              </text:list-item>
            </text:list>
            <text:list text:style-name="L3">
              <text:list-item>
                <text:list>
                  <text:list-item>
                    <text:p text:style-name="P4">Ask the user to be <text:span text:style-name="T2">nice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User manual, precondition comments, promp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rint</text:span> an error message to scre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t a result <text:span text:style-name="T2">flag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.g., return False upon erro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nic and <text:span text:style-name="T2">die: </text:span><text:span text:style-name="T6">sys.exi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ise an <text:span text:style-name="T2">exception</text:span><text:span text:style-name="T7">: </text:span><text:span text:style-name="T6">ZeroDivisionErro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Exception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Exceptions are a way of <text:span text:style-name="T8">terminating</text:span> execution of the current context</text:p>
              </text:list-item>
            </text:list>
            <text:list text:style-name="L3">
              <text:list-item>
                <text:p text:style-name="P3">When an exception is <text:span text:style-name="T2">raised</text:span> (thrown),</text:p>
              </text:list-item>
            </text:list>
            <text:list text:style-name="L3">
              <text:list-item>
                <text:list>
                  <text:list-item>
                    <text:p text:style-name="P4">execution of the current procedure <text:span text:style-name="T2">stops</text:span>,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trol jumps to the nearest <text:span text:style-name="T2">exception handler </text:span><text:span text:style-name="T7">(catches the exception)</text:span></text:p>
                  </text:list-item>
                </text:list>
              </text:list-item>
            </text:list>
            <text:list text:style-name="L3">
              <text:list-item>
                <text:p text:style-name="P3">The exception handler can <text:span text:style-name="T2">cleanup</text:span></text:p>
              </text:list-item>
            </text:list>
            <text:list text:style-name="L3">
              <text:list-item>
                <text:p text:style-name="P3">Execution then continues after that block</text:p>
              </text:list-item>
            </text:list>
            <text:list text:style-name="L3">
              <text:list-item>
                <text:p text:style-name="P3">If the exception reaches outermost level, an <text:span text:style-name="T2">error message</text:span> is automatically generate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try / except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If an exception is <text:span text:style-name="T2">raised</text:span> within a <text:span text:style-name="T5">try</text:span> block,</text:p>
              </text:list-item>
            </text:list>
            <text:list text:style-name="L3">
              <text:list-item>
                <text:p text:style-name="P3">Execution of the block <text:span text:style-name="T2">terminates</text:span> and control jumps to the <text:span text:style-name="T5">except</text:span> claus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9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9">while True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numer = input('Numerator: '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denom = input('Denominator: '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print '%d / %d = %d' % (numer, denom, numer / deno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9">except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9">print 'Oops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atching specific exception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can opt to catch only <text:span text:style-name="T2">specific</text:span> excep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9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9">while True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numer = input('Numerator: '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denom = input('Denominator: '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print '%d / %d = %d' % (numer, denom, numer / deno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9">except ZeroDivision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9">print 'Oops! Divide by zero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ny other exception falls through to the next exception handl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More info on exception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Python tutorial is a good resource:</text:p>
              </text:list-item>
            </text:list>
            <text:list text:style-name="L3">
              <text:list-item>
                <text:p text:style-name="P3"><text:span text:style-name="T6"><text:a xlink:href="http://docs.python.org/tut/node10.html">http://docs.python.org/tut/node10.html</text:a></text:span></text:p>
              </text:list-item>
            </text:list>
            <text:list text:style-name="L3">
              <text:list-item>
                <text:p text:style-name="P3"/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0">HW07</text:span><text:span text:style-name="T11"> due </text:span><text:span text:style-name="T12">Mon</text:span><text:span text:style-name="T11">: </text:span><text:span text:style-name="T13">ch9</text:span><text:span text:style-name="T10"> </text:span><text:span text:style-name="T14">#</text:span><text:span text:style-name="T12">6</text:span><text:span text:style-name="T14">, </text:span><text:span text:style-name="T12">8</text:span><text:span text:style-name="T14">, </text:span><text:span text:style-name="T12">16</text:span><text:span text:style-name="T14"> (in Python).</text:span></text:p>
              </text:list-item>
            </text:list>
            <text:list text:style-name="L3">
              <text:list-item>
                <text:p text:style-name="P3"><text:span text:style-name="T10">Lab07</text:span><text:span text:style-name="T11"> due next </text:span><text:span text:style-name="T12">Wed</text:span><text:span text:style-name="T11">: </text:span><text:span text:style-name="T13">ch9</text:span><text:span text:style-name="T11"> (choose one):</text:span></text:p>
              </text:list-item>
            </text:list>
            <text:list text:style-name="L3">
              <text:list-item>
                <text:list>
                  <text:list-item>
                    <text:p text:style-name="P4">#<text:span text:style-name="T5">37+38</text:span>: people db, matc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5">40+41</text:span>: online chequebo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5">46</text:span>: church directory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Paper topic</text:span> due next week <text:span text:style-name="T5">Fri 9Nov</text:span></text:p>
              </text:list-item>
            </text:list>
            <text:list text:style-name="L3">
              <text:list-item>
                <text:p text:style-name="P3"><text:span text:style-name="T10">Lab10</text:span><text:span text:style-name="T11"> due last week of classe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Choose one from Lab</text:span><text:span text:style-name="T13">04-07</text:span><text:span text:style-name="T11">, do in M2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30T09:58:23</meta:creation-date>
    <dc:creator>Sean Ho</dc:creator>
    <dc:date>2007-11-05T15:53:42</dc:date>
    <meta:editing-cycles>25</meta:editing-cycles>
    <meta:editing-duration>PT14H8M52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